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c5bd3" officeooo:paragraph-rsid="000c5bd3" style:font-size-asian="10.5pt" style:font-style-asian="normal" style:font-size-complex="12pt" style:font-style-complex="normal"/>
    </style:style>
    <style:style style:name="P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d587a" officeooo:paragraph-rsid="000d587a" style:font-size-asian="10.5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a6304" officeooo:paragraph-rsid="000a6304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a6304" officeooo:paragraph-rsid="000e98cc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a6304" officeooo:paragraph-rsid="002d5b69" style:font-size-asian="10.5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d5b69" officeooo:paragraph-rsid="002d5b69" style:font-size-asian="10.5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c5bd3" officeooo:paragraph-rsid="000d587a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48057" officeooo:paragraph-rsid="00148057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8e194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2f3438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9810f" style:font-size-asian="12pt" style:font-style-asian="normal" style:font-size-complex="12pt" style:font-style-complex="normal"/>
    </style:style>
    <style:style style:name="P1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ca62f" style:font-size-asian="12pt" style:font-style-asian="normal" style:font-size-complex="12pt" style:font-style-complex="normal"/>
    </style:style>
    <style:style style:name="P1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9810f" officeooo:paragraph-rsid="001b6597" style:font-size-asian="12pt" style:font-style-asian="normal" style:font-size-complex="12pt" style:font-style-complex="normal"/>
    </style:style>
    <style:style style:name="P1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ca62f" officeooo:paragraph-rsid="001ca62f" style:font-size-asian="12pt" style:font-style-asian="normal" style:font-size-complex="12pt" style:font-style-complex="normal"/>
    </style:style>
    <style:style style:name="P1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ca62f" officeooo:paragraph-rsid="0031cefc" style:font-size-asian="12pt" style:font-style-asian="normal" style:font-size-complex="12pt" style:font-style-complex="normal"/>
    </style:style>
    <style:style style:name="P1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7954f" officeooo:paragraph-rsid="002843b2" style:font-size-asian="12pt" style:font-style-asian="normal" style:font-size-complex="12pt" style:font-style-complex="normal"/>
    </style:style>
    <style:style style:name="P1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7954f" officeooo:paragraph-rsid="0031e5b9" style:font-size-asian="12pt" style:font-style-asian="normal" style:font-size-complex="12pt" style:font-style-complex="normal"/>
    </style:style>
    <style:style style:name="P1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f3438" officeooo:paragraph-rsid="002f3438" style:font-size-asian="12pt" style:font-style-asian="normal" style:font-size-complex="12pt" style:font-style-complex="normal"/>
    </style:style>
    <style:style style:name="P1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31e5b9" officeooo:paragraph-rsid="0031e5b9" style:font-size-asian="12pt" style:font-style-asian="normal" style:font-size-complex="12pt" style:font-style-complex="normal"/>
    </style:style>
    <style:style style:name="P2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31e5b9" officeooo:paragraph-rsid="0034461b" style:font-size-asian="12pt" style:font-style-asian="normal" style:font-size-complex="12pt" style:font-style-complex="normal"/>
    </style:style>
    <style:style style:name="P2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304d24" officeooo:paragraph-rsid="00304d2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8e194" officeooo:paragraph-rsid="001ca62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9810f" officeooo:paragraph-rsid="0019810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9810f" officeooo:paragraph-rsid="001b659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ca62f" officeooo:paragraph-rsid="001ca62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6345f" officeooo:paragraph-rsid="0036345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04d24" officeooo:paragraph-rsid="00304d2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1cefc" officeooo:paragraph-rsid="0031cef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1e5b9" officeooo:paragraph-rsid="0031e5b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4461b" officeooo:paragraph-rsid="0034461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3dddf" officeooo:paragraph-rsid="0034461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27954f" officeooo:paragraph-rsid="0027954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e75cf" officeooo:paragraph-rsid="003e75c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ea883" officeooo:paragraph-rsid="003ea88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f68cc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45ac97" officeooo:paragraph-rsid="0045ac9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bold" officeooo:rsid="0036345f" officeooo:paragraph-rsid="002843b2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bold" officeooo:rsid="0015ddaa" officeooo:paragraph-rsid="001ca62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51037" officeooo:paragraph-rsid="00151037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a442b" officeooo:paragraph-rsid="00085915" style:font-size-asian="14pt" style:font-style-asian="normal" style:font-size-complex="16pt" style:font-style-complex="normal"/>
    </style:style>
    <style:style style:name="P41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c5bd3" officeooo:paragraph-rsid="000d587a" style:font-size-asian="14pt" style:font-style-asian="normal" style:font-size-complex="16pt" style:font-style-complex="normal"/>
    </style:style>
    <style:style style:name="P42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c5bd3" officeooo:paragraph-rsid="0023e244" style:font-size-asian="14pt" style:font-style-asian="normal" style:font-size-complex="16pt" style:font-style-complex="normal"/>
    </style:style>
    <style:style style:name="P43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23e244" officeooo:paragraph-rsid="0023e244" style:font-size-asian="14pt" style:font-style-asian="normal" style:font-size-complex="16pt" style:font-style-complex="normal"/>
    </style:style>
    <style:style style:name="P44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304d24" officeooo:paragraph-rsid="00304d24" style:font-size-asian="16pt" style:font-style-asian="normal" style:font-size-complex="16pt" style:font-style-complex="normal"/>
    </style:style>
    <style:style style:name="P45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36345f" officeooo:paragraph-rsid="0036345f" style:font-size-asian="16pt" style:font-style-asian="normal" style:font-size-complex="16pt" style:font-style-complex="normal"/>
    </style:style>
    <style:style style:name="P46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normal" officeooo:rsid="0023e244" officeooo:paragraph-rsid="0023e244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normal" officeooo:rsid="0027954f" officeooo:paragraph-rsid="0027954f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normal" officeooo:rsid="00304d24" officeooo:paragraph-rsid="0031cefc" style:font-size-asian="16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text-properties fo:font-variant="normal" fo:text-transform="none" fo:color="#222222" style:font-name="Liberation Serif" fo:font-size="16pt" fo:letter-spacing="normal" fo:font-style="italic" fo:font-weight="normal" officeooo:rsid="000a442b" officeooo:paragraph-rsid="0027954f" style:font-size-asian="14pt" style:font-style-asian="normal" style:font-size-complex="16pt" style:font-style-complex="normal"/>
    </style:style>
    <style:style style:name="P50" style:family="paragraph" style:parent-style-name="Standard">
      <style:text-properties fo:font-variant="normal" fo:text-transform="none" fo:color="#222222" style:font-name="Liberation Serif" fo:font-size="16pt" fo:letter-spacing="normal" fo:font-style="italic" fo:font-weight="normal" officeooo:rsid="000a442b" officeooo:paragraph-rsid="00072f54" style:font-size-asian="14pt" style:font-style-asian="normal" style:font-size-complex="16pt" style:font-style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4156b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43173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43247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156bb" officeooo:paragraph-rsid="004156b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31735" officeooo:paragraph-rsid="0043173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32475" officeooo:paragraph-rsid="0043247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officeooo:rsid="00072f54" officeooo:paragraph-rsid="00072f54" style:font-size-asian="12pt" style:font-size-complex="12pt"/>
    </style:style>
    <style:style style:name="P59" style:family="paragraph" style:parent-style-name="Standard">
      <style:text-properties fo:font-size="12pt" fo:font-style="normal" officeooo:rsid="000a6304" officeooo:paragraph-rsid="000a6304" style:font-size-asian="10.5pt" style:font-style-asian="normal" style:font-size-complex="12pt" style:font-style-complex="normal"/>
    </style:style>
    <style:style style:name="P60" style:family="paragraph" style:parent-style-name="Standard">
      <style:text-properties fo:font-size="16pt" officeooo:rsid="00085915" officeooo:paragraph-rsid="0027954f" style:font-size-asian="14pt" style:font-size-complex="16pt"/>
    </style:style>
    <style:style style:name="P61" style:family="paragraph" style:parent-style-name="Standard">
      <style:text-properties fo:font-style="normal" officeooo:rsid="00072f54" officeooo:paragraph-rsid="00072f54" style:font-style-asian="normal" style:font-style-complex="normal"/>
    </style:style>
    <style:style style:name="P62" style:family="paragraph" style:parent-style-name="Standard">
      <style:text-properties officeooo:paragraph-rsid="0027954f"/>
    </style:style>
    <style:style style:name="P63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ea883" officeooo:paragraph-rsid="003ea883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ea883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6pt" fo:font-style="normal" officeooo:rsid="00085915" officeooo:paragraph-rsid="0027954f" style:font-size-asian="14pt" style:font-style-asian="normal" style:font-size-complex="16pt" style:font-style-complex="normal"/>
    </style:style>
    <style:style style:name="P6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8e194" style:font-size-asian="12pt" style:font-style-asian="normal" style:font-size-complex="12pt" style:font-style-complex="normal"/>
    </style:style>
    <style:style style:name="P6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7954f" officeooo:paragraph-rsid="002843b2" style:font-size-asian="12pt" style:font-style-asian="normal" style:font-size-complex="12pt" style:font-style-complex="normal"/>
    </style:style>
    <style:style style:name="P68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45ac97" officeooo:paragraph-rsid="0045ac97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45ac97" officeooo:paragraph-rsid="00499d1c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474880" officeooo:paragraph-rsid="00474880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f68cc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a442b" officeooo:paragraph-rsid="00085915" style:font-size-asian="14pt" style:font-style-asian="normal" style:font-size-complex="16pt" style:font-style-complex="normal"/>
    </style:style>
    <style:style style:name="P7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ea883" officeooo:paragraph-rsid="003ea883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ea883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76" style:family="paragraph">
      <loext:graphic-properties draw:fill="none"/>
    </style:style>
    <style:style style:name="P77" style:family="paragraph">
      <loext:graphic-properties draw:fill="none"/>
      <style:text-properties fo:font-size="20pt" style:font-size-asian="20pt" style:font-size-complex="20pt"/>
    </style:style>
    <style:style style:name="P78" style:family="paragraph">
      <loext:graphic-properties draw:fill="none" draw:fill-color="#ff6666"/>
    </style:style>
    <style:style style:name="P79" style:family="paragraph">
      <loext:graphic-properties draw:fill-color="#000000"/>
      <style:paragraph-properties fo:text-align="center"/>
    </style:style>
    <style:style style:name="P80" style:family="paragraph">
      <loext:graphic-properties draw:fill="none"/>
      <style:text-properties fo:font-size="16pt" fo:font-weight="bold" style:font-size-asian="16pt" style:font-weight-asian="bold" style:font-size-complex="16pt" style:font-weight-complex="bold"/>
    </style:style>
    <style:style style:name="P81" style:family="paragraph">
      <loext:graphic-properties draw:fill="none"/>
      <style:text-properties fo:font-size="36pt" style:font-size-asian="36pt" style:font-size-complex="36pt"/>
    </style:style>
    <style:style style:name="P82" style:family="paragraph">
      <loext:graphic-properties draw:fill="none"/>
      <style:text-properties fo:color="#222222" fo:font-size="12pt"/>
    </style:style>
    <style:style style:name="T1" style:family="text">
      <style:text-properties fo:font-variant="normal" fo:text-transform="none" fo:color="#222222" style:font-name="Liberation Serif" fo:letter-spacing="normal" fo:font-weight="normal"/>
    </style:style>
    <style:style style:name="T2" style:family="text">
      <style:text-properties fo:font-variant="normal" fo:text-transform="none" fo:color="#222222" style:font-name="Liberation Serif" fo:letter-spacing="normal" fo:font-weight="normal" officeooo:rsid="000a442b"/>
    </style:style>
    <style:style style:name="T3" style:family="text">
      <style:text-properties fo:font-variant="normal" fo:text-transform="none" fo:color="#222222" style:font-name="Liberation Serif" fo:letter-spacing="normal" fo:font-style="italic" fo:font-weight="normal"/>
    </style:style>
    <style:style style:name="T4" style:family="text">
      <style:text-properties fo:font-variant="normal" fo:text-transform="none" fo:color="#222222" style:font-name="Liberation Serif" fo:letter-spacing="normal" fo:font-style="italic" fo:font-weight="normal" officeooo:rsid="000a442b"/>
    </style:style>
    <style:style style:name="T5" style:family="text">
      <style:text-properties fo:font-variant="normal" fo:text-transform="none" fo:color="#222222" style:font-name="Liberation Serif" fo:letter-spacing="normal" fo:font-style="normal" fo:font-weight="normal" style:font-style-asian="normal" style:font-style-complex="normal"/>
    </style:style>
    <style:style style:name="T6" style:family="text">
      <style:text-properties fo:font-variant="normal" fo:text-transform="none" fo:color="#222222" style:font-name="Liberation Serif" fo:letter-spacing="normal" fo:font-style="normal" fo:font-weight="normal" officeooo:rsid="00206c9b" style:font-style-asian="normal" style:font-style-complex="normal"/>
    </style:style>
    <style:style style:name="T7" style:family="text">
      <style:text-properties fo:font-variant="normal" fo:text-transform="none" fo:color="#222222" style:font-name="Liberation Serif" fo:letter-spacing="normal" fo:font-style="normal" fo:font-weight="normal" officeooo:rsid="0007920f" style:font-style-asian="normal" style:font-style-complex="normal"/>
    </style:style>
    <style:style style:name="T8" style:family="text">
      <style:text-properties fo:font-variant="normal" fo:text-transform="none" fo:color="#222222" style:font-name="Liberation Serif" fo:font-size="16pt" fo:letter-spacing="normal" fo:font-style="italic" fo:font-weight="normal" officeooo:rsid="00085915" style:font-size-asian="14pt" style:font-size-complex="16pt"/>
    </style:style>
    <style:style style:name="T9" style:family="text">
      <style:text-properties fo:font-variant="normal" fo:text-transform="none" fo:color="#222222" style:font-name="Liberation Serif" fo:font-size="16pt" fo:letter-spacing="normal" fo:font-style="italic" fo:font-weight="normal" officeooo:rsid="000a442b" style:font-size-asian="14pt" style:font-size-complex="16pt"/>
    </style:style>
    <style:style style:name="T10" style:family="text">
      <style:text-properties fo:font-variant="normal" fo:text-transform="none" fo:color="#222222" style:font-name="Liberation Serif" fo:font-size="16pt" fo:letter-spacing="normal" fo:font-style="italic" fo:font-weight="normal" officeooo:rsid="000a442b" style:font-size-asian="14pt" style:font-style-asian="normal" style:font-size-complex="16pt" style:font-style-complex="normal"/>
    </style:style>
    <style:style style:name="T11" style:family="text">
      <style:text-properties fo:font-variant="normal" fo:text-transform="none" fo:color="#222222" style:font-name="Liberation Serif" fo:font-size="16pt" fo:letter-spacing="normal" fo:font-style="normal" fo:font-weight="normal" officeooo:rsid="00085915" style:font-size-asian="14pt" style:font-style-asian="normal" style:font-size-complex="16pt" style:font-style-complex="normal"/>
    </style:style>
    <style:style style:name="T12" style:family="text">
      <style:text-properties fo:color="#222222" style:font-name="Liberation Serif" fo:letter-spacing="normal" fo:font-style="normal" fo:font-weight="normal" style:font-style-asian="normal" style:font-style-complex="normal"/>
    </style:style>
    <style:style style:name="T13" style:family="text">
      <style:text-properties fo:color="#222222" style:font-name="Liberation Serif" fo:letter-spacing="normal" fo:font-style="normal" fo:font-weight="normal" officeooo:rsid="0007920f" style:font-style-asian="normal" style:font-style-complex="normal"/>
    </style:style>
    <style:style style:name="T14" style:family="text">
      <style:text-properties officeooo:rsid="000d587a"/>
    </style:style>
    <style:style style:name="T15" style:family="text">
      <style:text-properties officeooo:rsid="000d587a" style:font-size-asian="16pt"/>
    </style:style>
    <style:style style:name="T16" style:family="text">
      <style:text-properties officeooo:rsid="000e98cc"/>
    </style:style>
    <style:style style:name="T17" style:family="text">
      <style:text-properties officeooo:rsid="00151037"/>
    </style:style>
    <style:style style:name="T18" style:family="text">
      <style:text-properties officeooo:rsid="001b6597" style:font-weight-asian="normal" style:font-weight-complex="normal"/>
    </style:style>
    <style:style style:name="T19" style:family="text">
      <style:text-properties officeooo:rsid="00148057" style:font-weight-asian="normal" style:font-weight-complex="normal"/>
    </style:style>
    <style:style style:name="T20" style:family="text">
      <style:text-properties officeooo:rsid="00154c41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style:font-weight-asian="normal" style:font-weight-complex="normal"/>
    </style:style>
    <style:style style:name="T23" style:family="text">
      <style:text-properties style:text-underline-style="none" officeooo:rsid="00154c41" style:font-weight-asian="normal" style:font-weight-complex="normal"/>
    </style:style>
    <style:style style:name="T24" style:family="text">
      <style:text-properties style:text-underline-style="none" officeooo:rsid="0018e194" style:font-weight-asian="normal" style:font-weight-complex="normal"/>
    </style:style>
    <style:style style:name="T25" style:family="text">
      <style:text-properties style:text-underline-style="none" officeooo:rsid="0019810f" style:font-weight-asian="normal" style:font-weight-complex="normal"/>
    </style:style>
    <style:style style:name="T26" style:family="text">
      <style:text-properties style:text-underline-style="none" officeooo:rsid="001b6597" style:font-weight-asian="normal" style:font-weight-complex="normal"/>
    </style:style>
    <style:style style:name="T27" style:family="text">
      <style:text-properties style:text-underline-style="none" officeooo:rsid="0015ddaa" style:font-weight-asian="normal" style:font-weight-complex="normal"/>
    </style:style>
    <style:style style:name="T28" style:family="text">
      <style:text-properties style:text-underline-style="none" officeooo:rsid="001ca62f" style:font-weight-asian="normal" style:font-weight-complex="normal"/>
    </style:style>
    <style:style style:name="T29" style:family="text">
      <style:text-properties style:text-underline-style="none" officeooo:rsid="002843b2" style:font-weight-asian="normal" style:font-weight-complex="normal"/>
    </style:style>
    <style:style style:name="T30" style:family="text">
      <style:text-properties style:text-underline-style="none" officeooo:rsid="002f3438" style:font-weight-asian="normal" style:font-weight-complex="normal"/>
    </style:style>
    <style:style style:name="T31" style:family="text">
      <style:text-properties style:text-underline-style="none" officeooo:rsid="0023e244" style:font-weight-asian="normal" style:font-weight-complex="normal"/>
    </style:style>
    <style:style style:name="T32" style:family="text">
      <style:text-properties style:text-underline-style="none" officeooo:rsid="0031cefc" style:font-weight-asian="normal" style:font-weight-complex="normal"/>
    </style:style>
    <style:style style:name="T33" style:family="text">
      <style:text-properties style:text-underline-style="none" officeooo:rsid="0031e5b9" style:font-weight-asian="normal" style:font-weight-complex="normal"/>
    </style:style>
    <style:style style:name="T34" style:family="text">
      <style:text-properties style:text-underline-style="none" officeooo:rsid="0033dddf" style:font-weight-asian="normal" style:font-weight-complex="normal"/>
    </style:style>
    <style:style style:name="T35" style:family="text">
      <style:text-properties style:text-underline-style="none" officeooo:rsid="0034461b" style:font-weight-asian="normal" style:font-weight-complex="normal"/>
    </style:style>
    <style:style style:name="T36" style:family="text">
      <style:text-properties style:text-underline-style="none" officeooo:rsid="0036345f" style:font-weight-asian="normal" style:font-weight-complex="normal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fo:font-weight="bold" officeooo:rsid="0015ddaa" style:font-weight-asian="bold" style:font-weight-complex="bold"/>
    </style:style>
    <style:style style:name="T39" style:family="text">
      <style:text-properties style:text-underline-style="none" fo:font-weight="bold" officeooo:rsid="001ca62f" style:font-weight-asian="bold" style:font-weight-complex="bold"/>
    </style:style>
    <style:style style:name="T40" style:family="text">
      <style:text-properties style:text-underline-style="none" fo:font-weight="bold" officeooo:rsid="000d587a" style:font-weight-asian="bold" style:font-weight-complex="bold"/>
    </style:style>
    <style:style style:name="T41" style:family="text">
      <style:text-properties style:text-underline-style="none" fo:font-weight="bold" style:font-size-asian="16pt" style:font-weight-asian="bold" style:font-weight-complex="bold"/>
    </style:style>
    <style:style style:name="T42" style:family="text">
      <style:text-properties style:text-underline-style="none" fo:font-weight="bold" officeooo:rsid="0022eee5" style:font-size-asian="16pt" style:font-weight-asian="bold" style:font-weight-complex="bold"/>
    </style:style>
    <style:style style:name="T43" style:family="text">
      <style:text-properties style:text-underline-style="none" style:font-size-asian="16pt" style:font-weight-asian="normal" style:font-weight-complex="normal"/>
    </style:style>
    <style:style style:name="T44" style:family="text">
      <style:text-properties style:text-underline-style="none" officeooo:rsid="002f3438"/>
    </style:style>
    <style:style style:name="T45" style:family="text">
      <style:text-properties style:text-underline-style="none" officeooo:rsid="0031cefc"/>
    </style:style>
    <style:style style:name="T46" style:family="text">
      <style:text-properties style:text-underline-style="none" officeooo:rsid="0034461b" fo:background-color="#66ff99" loext:char-shading-value="0" style:font-weight-asian="normal" style:font-weight-complex="normal"/>
    </style:style>
    <style:style style:name="T47" style:family="text">
      <style:text-properties officeooo:rsid="002d5b69"/>
    </style:style>
    <style:style style:name="T48" style:family="text">
      <style:text-properties officeooo:rsid="0034461b"/>
    </style:style>
    <style:style style:name="T49" style:family="text">
      <style:text-properties officeooo:rsid="0034461b" fo:background-color="#66ff99" loext:char-shading-value="0"/>
    </style:style>
    <style:style style:name="T50" style:family="text">
      <style:text-properties fo:background-color="#ff9999" loext:char-shading-value="0"/>
    </style:style>
    <style:style style:name="T51" style:family="text">
      <style:text-properties officeooo:rsid="0034461b" fo:background-color="#ff9999" loext:char-shading-value="0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34461b" fo:background-color="transparent" loext:char-shading-value="0"/>
    </style:style>
    <style:style style:name="T54" style:family="text">
      <style:text-properties officeooo:rsid="003ea883"/>
    </style:style>
    <style:style style:name="T55" style:family="text">
      <style:text-properties fo:font-style="italic"/>
    </style:style>
    <style:style style:name="T56" style:family="text">
      <style:text-properties officeooo:rsid="003f68cc"/>
    </style:style>
    <style:style style:name="T57" style:family="text">
      <style:text-properties officeooo:rsid="004156bb"/>
    </style:style>
    <style:style style:name="T58" style:family="text">
      <style:text-properties officeooo:rsid="00431735"/>
    </style:style>
    <style:style style:name="T59" style:family="text">
      <style:text-properties officeooo:rsid="00432475"/>
    </style:style>
    <style:style style:name="T60" style:family="text">
      <style:text-properties officeooo:rsid="00435e6d"/>
    </style:style>
    <style:style style:name="T61" style:family="text">
      <style:text-properties officeooo:rsid="00441f55"/>
    </style:style>
    <style:style style:name="T62" style:family="text">
      <style:text-properties officeooo:rsid="00474880"/>
    </style:style>
    <style:style style:name="T63" style:family="text">
      <style:text-properties style:text-position="super 58%" fo:font-weight="bold" officeooo:rsid="00474f62" style:font-size-asian="12pt" style:font-weight-asian="bold" style:font-weight-complex="bold"/>
    </style:style>
    <style:style style:name="T64" style:family="text">
      <style:text-properties style:text-position="super 58%" fo:font-size="18pt" fo:font-weight="bold" officeooo:rsid="00474880" style:font-size-asian="18pt" style:font-weight-asian="bold" style:font-size-complex="18pt" style:font-weight-complex="bold"/>
    </style:style>
    <style:style style:name="T65" style:family="text">
      <style:text-properties style:text-position="super 58%" fo:font-size="18pt" fo:font-weight="bold" officeooo:rsid="00474f62" style:font-size-asian="18pt" style:font-weight-asian="bold" style:font-size-complex="18pt" style:font-weight-complex="bold"/>
    </style:style>
    <style:style style:name="T66" style:family="text">
      <style:text-properties style:text-position="super 58%" fo:font-size="18pt" officeooo:rsid="00474880" style:font-size-asian="18pt" style:font-size-complex="18pt"/>
    </style:style>
    <style:style style:name="T67" style:family="text">
      <style:text-properties style:text-position="0% 100%" fo:font-weight="bold" officeooo:rsid="00474f62" style:font-size-asian="12pt" style:font-weight-asian="bold" style:font-weight-complex="bold"/>
    </style:style>
    <style:style style:name="T68" style:family="text">
      <style:text-properties style:text-position="0% 100%" fo:font-weight="bold" officeooo:rsid="00474880" style:font-size-asian="12pt" style:font-weight-asian="bold" style:font-weight-complex="bold"/>
    </style:style>
    <style:style style:name="T69" style:family="text">
      <style:text-properties style:text-position="0% 100%" officeooo:rsid="00474f62" style:font-size-asian="12pt"/>
    </style:style>
    <style:style style:name="T70" style:family="text">
      <style:text-properties style:text-position="0% 100%" officeooo:rsid="00474880" style:font-size-asian="12pt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font-size="16pt" fo:font-weight="bold" style:font-size-asian="16pt" style:font-weight-asian="bold" style:font-size-complex="16pt" style:font-weight-complex="bold"/>
    </style:style>
    <style:style style:name="T74" style:family="text">
      <style:text-properties fo:font-size="36pt" style:font-size-asian="36pt" style:font-size-complex="36pt"/>
    </style:style>
    <style:style style:name="T75" style:family="text">
      <style:text-properties fo:color="#222222"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justify" draw:textarea-vertical-align="middle" draw:auto-grow-height="false" fo:min-height="0.471cm" fo:min-width="0.33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draw:fill="none" draw:textarea-horizontal-align="justify" draw:textarea-vertical-align="middle" draw:auto-grow-height="false" fo:min-height="0.99cm" fo:min-width="0.587cm" style:run-through="foreground"/>
    </style:style>
    <style:style style:name="gr5" style:family="graphic">
      <style:graphic-properties draw:stroke="none" draw:fill="none" draw:textarea-horizontal-align="justify" draw:textarea-vertical-align="middle" draw:auto-grow-height="false" fo:min-height="0.494cm" fo:min-width="0.54cm" style:run-through="foreground"/>
    </style:style>
    <style:style style:name="gr6" style:family="graphic">
      <style:graphic-properties draw:stroke="solid" svg:stroke-width="0.101cm" svg:stroke-color="#ff6666" draw:marker-start-width="0.503cm" draw:marker-end-width="0.503cm" draw:fill="none" draw:fill-color="#ff6666" draw:textarea-horizontal-align="justify" draw:textarea-vertical-align="middle" draw:auto-grow-height="false" fo:min-height="4.281cm" fo:min-width="8.6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textarea-horizontal-align="justify" draw:textarea-vertical-align="middle" draw:auto-grow-height="false" fo:min-height="0.471cm" fo:min-width="0.289cm" style:run-through="foreground"/>
    </style:style>
    <style:style style:name="gr8" style:family="graphic">
      <style:graphic-properties draw:stroke="none" draw:fill="none" draw:textarea-horizontal-align="justify" draw:textarea-vertical-align="middle" draw:auto-grow-height="false" fo:min-height="0.99cm" fo:min-width="0.513cm" style:run-through="foreground"/>
    </style:style>
    <style:style style:name="gr9" style:family="graphic">
      <style:graphic-properties draw:stroke="none" draw:fill="none" draw:textarea-horizontal-align="justify" draw:textarea-vertical-align="middle" draw:auto-grow-height="false" fo:min-height="0.494cm" fo:min-width="0.473cm" style:run-through="foreground"/>
    </style:style>
    <style:style style:name="gr10" style:family="graphic">
      <style:graphic-properties svg:stroke-width="0.049cm" svg:stroke-color="#000000" draw:marker-start-width="0.277cm" draw:marker-end-width="0.27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ff6666" draw:marker-start-width="0.503cm" draw:marker-end-width="0.503cm" draw:fill="none" draw:fill-color="#ff6666" draw:textarea-horizontal-align="justify" draw:textarea-vertical-align="middle" draw:auto-grow-height="false" fo:min-height="1.21cm" fo:min-width="3.4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ff6666" draw:marker-start-width="0.503cm" draw:marker-end-width="0.503cm" draw:fill="none" draw:fill-color="#ff6666" draw:textarea-horizontal-align="justify" draw:textarea-vertical-align="middle" draw:auto-grow-height="false" fo:min-height="1.307cm" fo:min-width="7.2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="none" draw:textarea-horizontal-align="justify" draw:textarea-vertical-align="middle" draw:auto-grow-height="false" fo:min-height="0.494cm" fo:min-width="0.54cm" style:run-through="foreground"/>
    </style:style>
    <style:style style:name="gr14" style:family="graphic">
      <style:graphic-properties draw:stroke="none" draw:fill="none" draw:textarea-horizontal-align="justify" draw:textarea-vertical-align="middle" draw:auto-grow-height="false" fo:min-height="0.365cm" fo:min-width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="none" draw:textarea-horizontal-align="justify" draw:textarea-vertical-align="middle" draw:auto-grow-height="false" fo:min-height="0.577cm" fo:min-width="0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none" draw:textarea-horizontal-align="justify" draw:textarea-vertical-align="middle" draw:auto-grow-height="false" fo:min-height="0.508cm" fo:min-width="0.8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101cm" svg:stroke-color="#ff6666" draw:marker-start-width="0.503cm" draw:marker-end-width="0.503cm" draw:fill="none" draw:fill-color="#ff6666" draw:textarea-horizontal-align="justify" draw:textarea-vertical-align="middle" draw:auto-grow-height="false" fo:min-height="5.84cm" fo:min-width="15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101cm" svg:stroke-color="#ff6666" draw:marker-start-width="0.503cm" draw:marker-end-width="0.503cm" draw:fill="none" draw:fill-color="#ff6666" draw:textarea-horizontal-align="justify" draw:textarea-vertical-align="middle" draw:auto-grow-height="false" fo:min-height="10.594cm" fo:min-width="15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101cm" svg:stroke-color="#ff6666" draw:marker-start-width="0.503cm" draw:marker-end-width="0.503cm" draw:fill="none" draw:fill-color="#ff6666" draw:textarea-horizontal-align="justify" draw:textarea-vertical-align="middle" draw:auto-grow-height="false" fo:min-height="1.03cm" fo:min-width="15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Partie 2 :</text:p>
      <text:p text:style-name="P61"/>
      <text:p text:style-name="P61">Q9)</text:p>
      <text:p text:style-name="P61"/>
      <text:p text:style-name="P58"><text:span text:style-name="T12">Combien de combinaisons de couleurs (secrètes) c’est un </text:span><text:span text:style-name="T13">N</text:span><text:span text:style-name="T5">-arrangement sans répétition de </text:span><text:span text:style-name="T6">N couleur parmi </text:span><text:span text:style-name="T7">K</text:span><text:span text:style-name="T5">-couleur .</text:span></text:p>
      <text:p text:style-name="P50"/>
      <text:p text:style-name="P65"><draw:custom-shape text:anchor-type="paragraph" draw:z-index="7" draw:name="Forme1" draw:style-name="gr6" draw:text-style-name="P78" svg:width="8.679cm" svg:height="4.282cm" svg:x="-0.014cm" svg:y="0.116cm"><text:p/><draw:enhanced-geometry svg:viewBox="0 0 21600 21600" draw:type="rectangle" draw:enhanced-path="M 0 0 L 21600 0 21600 21600 0 21600 0 0 Z N"/></draw:custom-shape><text:span text:style-name="T1"/></text:p>
      <text:p text:style-name="P62"><text:span text:style-name="T11"><text:s text:c="2"/></text:span><text:span text:style-name="T10"><text:s text:c="3"/></text:span></text:p>
      <text:p text:style-name="P62"><draw:g text:anchor-type="paragraph" draw:z-index="8" draw:style-name="gr1"><draw:custom-shape draw:name="Forme2" draw:style-name="gr7" draw:text-style-name="P76" svg:width="0.29cm" svg:height="0.472cm" svg:x="0.499cm" svg:y="0.978cm"><text:p>K</text:p><draw:enhanced-geometry svg:viewBox="0 0 21600 21600" draw:type="rectangle" draw:enhanced-path="M 0 0 L 21600 0 21600 21600 0 21600 0 0 Z N"/></draw:custom-shape><draw:g draw:style-name="gr3"><draw:custom-shape draw:name="Forme1" draw:style-name="gr8" draw:text-style-name="P77" svg:width="0.514cm" svg:height="0.99cm" svg:x="-0.014cm" svg:y="0.366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9" draw:text-style-name="P76" svg:width="0.473cm" svg:height="0.495cm" svg:x="0.499cm" svg:y="0.355cm"><text:p>N</text:p><draw:enhanced-geometry svg:viewBox="0 0 21600 21600" draw:type="rectangle" draw:enhanced-path="M 0 0 L 21600 0 21600 21600 0 21600 0 0 Z N"/></draw:custom-shape></draw:g></draw:g><text:span text:style-name="T8"> <text:s text:c="15"/></text:span><text:span text:style-name="T9">K !</text:span></text:p>
      <text:p text:style-name="P60"><draw:line text:anchor-type="paragraph" draw:z-index="9" draw:name="Forme3" draw:style-name="gr10" draw:text-style-name="P79" svg:x1="1.891cm" svg:y1="0.347cm" svg:x2="5.394cm" svg:y2="0.347cm"><text:p/></draw:line><text:span text:style-name="T3">= <text:s text:c="32"/></text:span><text:span text:style-name="T4">si N&lt;=K</text:span></text:p>
      <text:p text:style-name="P60"><text:span text:style-name="T3"><text:s text:c="13"/></text:span><text:span text:style-name="T4">(K-N) !</text:span></text:p>
      <text:p text:style-name="P49"/>
      <text:p text:style-name="P40"/>
      <text:p text:style-name="P40"/>
      <text:p text:style-name="P59"><text:span text:style-name="T2">Q</text:span><text:span text:style-name="T1">10)</text:span></text:p>
      <text:p text:style-name="P3"/>
      <text:p text:style-name="P4">si le joueur 1 est rependu (b, 0) alors <text:span text:style-name="T16">on a b couleurs bien placer et le reste sont ni bien placer ni bien choisies , on va sélectionner les b couleurs possible qui sont bien placer et pour chaque sélection on a tout les arrangement possible des couleurs qui n’appartient pas a les N-couleurs choisies par le joueur 1. </text:span></text:p>
      <text:p text:style-name="P5">pour <text:span text:style-name="T47">sélectionner les b couleurs possible qui sont bien placer c’est une combinaisons de b couleurs parmi les N couleur choisies par joueur 1.</text:span></text:p>
      <text:p text:style-name="P6">pour les arrangement possible avec chaque sélection on arrange N-b ( le reste ) parmi K-N (les couleurs qui n’appartient pas a les couleurs choisies par joueur 1 ). </text:p>
      <text:p text:style-name="P5"/>
      <text:p text:style-name="P2">E :combien de possibilités de combinaisons secrètes peuvent-elles être envisagées par le joueur 2</text:p>
      <text:p text:style-name="P1"/>
      <text:p text:style-name="P1"><draw:g text:anchor-type="paragraph" draw:z-index="12" draw:style-name="gr1"><draw:custom-shape draw:name="Forme2" draw:style-name="gr2" draw:text-style-name="P76" svg:width="0.331cm" svg:height="0.472cm" svg:x="1.296cm" svg:y="0.859cm"><text:p>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0.709cm" svg:y="0.247cm"><text:p><text:span text:style-name="T72"><text:s/></text:span><text:span text:style-name="T72">C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1.296cm" svg:y="0.236cm"><text:p>b</text:p><draw:enhanced-geometry svg:viewBox="0 0 21600 21600" draw:type="rectangle" draw:enhanced-path="M 0 0 L 21600 0 21600 21600 0 21600 0 0 Z N"/></draw:custom-shape></draw:g></draw:g><draw:g text:anchor-type="paragraph" draw:z-index="13" draw:style-name="gr1"><draw:custom-shape draw:name="Forme2" draw:style-name="gr2" draw:text-style-name="P76" svg:width="0.331cm" svg:height="0.472cm" svg:x="2.314cm" svg:y="0.859cm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1.727cm" svg:y="0.247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2.314cm" svg:y="0.236cm"><text:p><text:s/>N-b</text:p><draw:enhanced-geometry svg:viewBox="0 0 21600 21600" draw:type="rectangle" draw:enhanced-path="M 0 0 L 21600 0 21600 21600 0 21600 0 0 Z N"/></draw:custom-shape></draw:g></draw:g><draw:custom-shape text:anchor-type="paragraph" draw:z-index="10" draw:name="Forme1" draw:style-name="gr11" draw:text-style-name="P78" svg:width="3.529cm" svg:height="1.31cm" svg:x="-0.014cm" svg:y="0.134cm"><text:p/><draw:enhanced-geometry svg:viewBox="0 0 21600 21600" draw:type="rectangle" draw:enhanced-path="M 0 0 L 21600 0 21600 21600 0 21600 0 0 Z N"/></draw:custom-shape> <text:s text:c="5"/></text:p>
      <text:p text:style-name="P41"><text:span text:style-name="T15">E</text:span><text:span text:style-name="T14">= <text:s text:c="3"/></text:span><text:s text:c="2"/></text:p>
      <text:p text:style-name="P41"/>
      <text:p text:style-name="P7"><text:s/><text:span text:style-name="T14">Q11)</text:span></text:p>
      <text:p text:style-name="P7"/>
      <text:p text:style-name="P8">-on <text:span text:style-name="T20">prendre </text:span>b couleur parmi N couleurs choisi par le joueur 1 et pour chaque sectionnement possible on a une seul position (ordre) possible pour chaque couleurs <text:span text:style-name="T17">alors c’est une combinaisons de b parmi N .</text:span></text:p>
      <text:p text:style-name="P8"><draw:g text:anchor-type="paragraph" draw:z-index="0" draw:style-name="gr1"><draw:custom-shape draw:name="Forme2" draw:style-name="gr2" draw:text-style-name="P76" svg:width="0.331cm" svg:height="0.472cm" svg:x="2.928cm" svg:y="0.835cm"><text:p>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2.341cm" svg:y="0.223cm"><text:p><text:span text:style-name="T72"><text:s/></text:span><text:span text:style-name="T72">C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2.928cm" svg:y="0.212cm"><text:p>b</text:p><draw:enhanced-geometry svg:viewBox="0 0 21600 21600" draw:type="rectangle" draw:enhanced-path="M 0 0 L 21600 0 21600 21600 0 21600 0 0 Z N"/></draw:custom-shape></draw:g></draw:g></text:p>
      <text:p text:style-name="P14">alors on a :</text:p>
      <text:p text:style-name="P39"/>
      <text:p text:style-name="P10">- <text:span text:style-name="T18">pour chaque </text:span><text:span text:style-name="T19">combinaisons </text:span>on <text:span text:style-name="T20">prendre m couleurs parmi <text:s/>N-b ( les</text:span><text:span text:style-name="T23"> couleurs qui sont choisi par le joueur 1 et qui ne sont pas bien placer </text:span><text:span text:style-name="T25">) </text:span><text:span text:style-name="T24">.</text:span></text:p>
      <text:p text:style-name="P22"><draw:g text:anchor-type="paragraph" draw:z-index="1" draw:style-name="gr1"><draw:custom-shape draw:name="Forme2" draw:style-name="gr2" draw:text-style-name="P76" svg:width="0.331cm" svg:height="0.472cm" svg:x="2.741cm" svg:y="0.836cm"><text:p><text:s text:c="3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2.154cm" svg:y="0.224cm"><text:p><text:span text:style-name="T72"><text:s/></text:span><text:span text:style-name="T72">C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2.741cm" svg:y="0.213cm"><text:p>m</text:p><draw:enhanced-geometry svg:viewBox="0 0 21600 21600" draw:type="rectangle" draw:enhanced-path="M 0 0 L 21600 0 21600 21600 0 21600 0 0 Z N"/></draw:custom-shape></draw:g></draw:g></text:p>
      <text:p text:style-name="P14">alors on a :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span text:style-name="T23">-</text:span><text:span text:style-name="T20"> et pour chaque sélection possible <text:s/>on peut arranger les m couleurs parmi N-b couleurs</text:span></text:p>
      <text:p text:style-name="P11"><text:span text:style-name="T20"><text:s/>( les</text:span><text:span text:style-name="T23"> couleurs qui sont choisi par le joueur 1 et qui ne sont pas bien placer </text:span><text:span text:style-name="T25">).</text:span></text:p>
      <text:p text:style-name="P18"><text:span text:style-name="T25"><text:s/>m</text:span><text:span text:style-name="T22">ais on calcule seulement les arrangement tell que les m couleurs sont tous mal placer .</text:span></text:p>
      <text:p text:style-name="P27"/>
      <text:p text:style-name="P21"><text:span text:style-name="T21">on note </text:span><text:span text:style-name="T37">F </text:span><text:span text:style-name="T21"> <text:s/>le nombre des </text:span><text:span text:style-name="T44">arrangement </text:span><text:span text:style-name="T45">possible </text:span><text:span text:style-name="T44">tell que les m couleurs sont tous mal placer .</text:span></text:p>
      <text:p text:style-name="P23"/>
      <text:p text:style-name="P23"/>
      <text:p text:style-name="P15"><text:span text:style-name="T25">a</text:span><text:span text:style-name="T22">lors on a </text:span><text:span text:style-name="T30">un nombre de cas moins que les </text:span><text:span text:style-name="T32">tt </text:span><text:span text:style-name="T30">arrangement possible <text:s/></text:span><text:span text:style-name="T32">de m couleurs</text:span></text:p>
      <text:p text:style-name="P28"><draw:g text:anchor-type="paragraph" draw:z-index="14" draw:style-name="gr1"><draw:custom-shape draw:name="Forme2" draw:style-name="gr2" draw:text-style-name="P76" svg:width="0.331cm" svg:height="0.472cm" svg:x="1.682cm" svg:y="0.97cm"><text:p><text:s text:c="4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1.095cm" svg:y="0.358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1.682cm" svg:y="0.347cm"><text:p>m</text:p><draw:enhanced-geometry svg:viewBox="0 0 21600 21600" draw:type="rectangle" draw:enhanced-path="M 0 0 L 21600 0 21600 21600 0 21600 0 0 Z N"/></draw:custom-shape></draw:g></draw:g></text:p>
      <text:p text:style-name="P48">F <text:s/>≤ </text:p>
      <text:p text:style-name="P23"/>
      <text:p text:style-name="P13"><text:span text:style-name="T22">-et pour chaque sélection </text:span><text:span text:style-name="T23">possible </text:span><text:span text:style-name="T22">et arrange</text:span><text:span text:style-name="T26">men</text:span><text:span text:style-name="T22">t </text:span><text:span text:style-name="T26">des couleurs choisies et mal placer on peut arranger le reste qui sont mal choisies <text:s/>N – b – m (le reste qui ni bien choisies ni bien placer) <text:s text:c="5"/>parmi K-N ( tout les couleurs – les couleurs <text:s/>choisies par le jouer 1) </text:span><text:span text:style-name="T22"><text:s/>.</text:span></text:p>
      <text:p text:style-name="P24"><draw:g text:anchor-type="paragraph" draw:z-index="2" draw:style-name="gr1"><draw:custom-shape draw:name="Forme2" draw:style-name="gr2" draw:text-style-name="P76" svg:width="0.331cm" svg:height="0.472cm" svg:x="2.808cm" svg:y="0.928cm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2.221cm" svg:y="0.316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2.808cm" svg:y="0.305cm"><text:p><text:s text:c="5"/>N-b-m</text:p><draw:enhanced-geometry svg:viewBox="0 0 21600 21600" draw:type="rectangle" draw:enhanced-path="M 0 0 L 21600 0 21600 21600 0 21600 0 0 Z N"/></draw:custom-shape></draw:g></draw:g></text:p>
      <text:p text:style-name="P25">alors on a : </text:p>
      <text:p text:style-name="P25"/>
      <text:p text:style-name="P25"/>
      <text:p text:style-name="P12"><text:span text:style-name="T39">E</text:span><text:span text:style-name="T28"> :</text:span><text:span text:style-name="T27">le nombre de combinaisons secrètes compatibles avec une réponse</text:span><text:span text:style-name="T38"> (b, m)</text:span></text:p>
      <text:p text:style-name="P38"/>
      <text:p text:style-name="P38"><draw:g text:anchor-type="paragraph" draw:z-index="15" draw:style-name="gr1"><draw:custom-shape draw:name="Forme2" draw:style-name="gr2" draw:text-style-name="P76" svg:width="0.331cm" svg:height="0.472cm" svg:x="1.589cm" svg:y="0.879cm"><text:p>N</text:p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1" draw:style-name="gr4" draw:text-style-name="P77" svg:width="0.588cm" svg:height="0.99cm" svg:x="1.002cm" svg:y="0.267cm"><text:p><text:span text:style-name="T72"><text:s/></text:span><text:span text:style-name="T72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5" draw:text-style-name="P76" svg:width="0.541cm" svg:height="0.495cm" svg:x="1.589cm" svg:y="0.256cm"><text:p>b</text:p><draw:enhanced-geometry svg:viewBox="0 0 21600 21600" draw:mirror-horizontal="false" draw:mirror-vertical="false" draw:type="rectangle" draw:enhanced-path="M 0 0 L 21600 0 21600 21600 0 21600 0 0 Z N"/></draw:custom-shape></draw:g></draw:g><draw:g text:anchor-type="paragraph" draw:z-index="16" draw:style-name="gr1"><draw:custom-shape draw:name="Forme2" draw:style-name="gr2" draw:text-style-name="P76" svg:width="0.331cm" svg:height="0.472cm" svg:x="2.716cm" svg:y="0.879cm"><text:p><text:s text:c="3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2.129cm" svg:y="0.267cm"><text:p><text:span text:style-name="T72"><text:s/></text:span><text:span text:style-name="T72">C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2.716cm" svg:y="0.256cm"><text:p>m</text:p><draw:enhanced-geometry svg:viewBox="0 0 21600 21600" draw:type="rectangle" draw:enhanced-path="M 0 0 L 21600 0 21600 21600 0 21600 0 0 Z N"/></draw:custom-shape></draw:g></draw:g><draw:g text:anchor-type="paragraph" draw:z-index="17" draw:style-name="gr1"><draw:custom-shape draw:name="Forme2" draw:style-name="gr2" draw:text-style-name="P76" svg:width="0.331cm" svg:height="0.472cm" svg:x="3.894cm" svg:y="0.963cm"><text:p><text:s text:c="3"/>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3.307cm" svg:y="0.351cm"><text:p><text:span text:style-name="T72"><text:s/></text:span><text:span text:style-name="T72">F</text:span></text:p><draw:enhanced-geometry svg:viewBox="0 0 21600 21600" draw:type="rectangle" draw:enhanced-path="M 0 0 L 21600 0 21600 21600 0 21600 0 0 Z N"/></draw:custom-shape><draw:custom-shape draw:name="Forme2" draw:style-name="gr13" draw:text-style-name="P76" svg:width="0.541cm" svg:height="0.495cm" svg:x="3.894cm" svg:y="0.34cm"><text:p/><draw:enhanced-geometry svg:viewBox="0 0 21600 21600" draw:type="rectangle" draw:enhanced-path="M 0 0 L 21600 0 21600 21600 0 21600 0 0 Z N"/></draw:custom-shape></draw:g></draw:g><draw:g text:anchor-type="paragraph" draw:z-index="18" draw:style-name="gr1"><draw:custom-shape draw:name="Forme2" draw:style-name="gr2" draw:text-style-name="P76" svg:width="0.331cm" svg:height="0.472cm" svg:x="4.482cm" svg:y="0.974cm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3.895cm" svg:y="0.362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4.482cm" svg:y="0.351cm"><text:p><text:s text:c="5"/>N-b-m</text:p><draw:enhanced-geometry svg:viewBox="0 0 21600 21600" draw:type="rectangle" draw:enhanced-path="M 0 0 L 21600 0 21600 21600 0 21600 0 0 Z N"/></draw:custom-shape></draw:g></draw:g></text:p>
      <text:p text:style-name="P44"><text:span text:style-name="T38">E</text:span><text:span text:style-name="T37">=</text:span></text:p>
      <text:p text:style-name="P42"><draw:g text:anchor-type="paragraph" draw:z-index="6" draw:style-name="gr1"><draw:custom-shape draw:name="Forme2" draw:style-name="gr2" draw:text-style-name="P76" svg:width="0.331cm" svg:height="0.472cm" svg:x="5.561cm" svg:y="1.203cm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4.974cm" svg:y="0.591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5.561cm" svg:y="0.58cm"><text:p><text:s text:c="5"/>N-b-m</text:p><draw:enhanced-geometry svg:viewBox="0 0 21600 21600" draw:type="rectangle" draw:enhanced-path="M 0 0 L 21600 0 21600 21600 0 21600 0 0 Z N"/></draw:custom-shape></draw:g></draw:g><draw:g text:anchor-type="paragraph" draw:z-index="5" draw:style-name="gr1"><draw:custom-shape draw:name="Forme2" draw:style-name="gr2" draw:text-style-name="P76" svg:width="0.331cm" svg:height="0.472cm" svg:x="4.102cm" svg:y="1.173cm"><text:p><text:s text:c="4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3.515cm" svg:y="0.561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4.102cm" svg:y="0.55cm"><text:p>m</text:p><draw:enhanced-geometry svg:viewBox="0 0 21600 21600" draw:type="rectangle" draw:enhanced-path="M 0 0 L 21600 0 21600 21600 0 21600 0 0 Z N"/></draw:custom-shape></draw:g></draw:g><draw:g text:anchor-type="paragraph" draw:z-index="4" draw:style-name="gr1"><draw:custom-shape draw:name="Forme2" draw:style-name="gr2" draw:text-style-name="P76" svg:width="0.331cm" svg:height="0.472cm" svg:x="2.716cm" svg:y="1.11cm"><text:p><text:s text:c="3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2.129cm" svg:y="0.498cm"><text:p><text:span text:style-name="T72"><text:s/></text:span><text:span text:style-name="T72">C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2.716cm" svg:y="0.487cm"><text:p>m</text:p><draw:enhanced-geometry svg:viewBox="0 0 21600 21600" draw:type="rectangle" draw:enhanced-path="M 0 0 L 21600 0 21600 21600 0 21600 0 0 Z N"/></draw:custom-shape></draw:g></draw:g><draw:g text:anchor-type="paragraph" draw:z-index="3" draw:style-name="gr1"><draw:custom-shape draw:name="Forme2" draw:style-name="gr2" draw:text-style-name="P76" svg:width="0.331cm" svg:height="0.472cm" svg:x="1.589cm" svg:y="1.11cm"><text:p>N</text:p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1" draw:style-name="gr4" draw:text-style-name="P77" svg:width="0.588cm" svg:height="0.99cm" svg:x="1.002cm" svg:y="0.498cm"><text:p><text:span text:style-name="T72"><text:s/></text:span><text:span text:style-name="T72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5" draw:text-style-name="P76" svg:width="0.541cm" svg:height="0.495cm" svg:x="1.589cm" svg:y="0.487cm"><text:p>b</text:p><draw:enhanced-geometry svg:viewBox="0 0 21600 21600" draw:mirror-horizontal="false" draw:mirror-vertical="false" draw:type="rectangle" draw:enhanced-path="M 0 0 L 21600 0 21600 21600 0 21600 0 0 Z N"/></draw:custom-shape></draw:g></draw:g><draw:custom-shape text:anchor-type="paragraph" draw:z-index="11" draw:name="Forme1" draw:style-name="gr12" draw:text-style-name="P78" svg:width="7.317cm" svg:height="1.407cm" svg:x="-0.275cm" svg:y="0.446cm"><text:p/><draw:enhanced-geometry svg:viewBox="0 0 21600 21600" draw:type="rectangle" draw:enhanced-path="M 0 0 L 21600 0 21600 21600 0 21600 0 0 Z N"/></draw:custom-shape><text:span text:style-name="T40"> <text:s/></text:span><text:span text:style-name="T31"><text:s/></text:span></text:p>
      <text:p text:style-name="P43"><text:span text:style-name="T42">E </text:span><text:span text:style-name="T41">≤</text:span><text:span text:style-name="T43"> </text:span></text:p>
      <text:p text:style-name="P46"/>
      <text:p text:style-name="P46"/>
      <text:p text:style-name="P46"/>
      <text:p text:style-name="P16"><text:span text:style-name="T22">Q1</text:span><text:span text:style-name="T29">2</text:span><text:span text:style-name="T22">) </text:span></text:p>
      <text:p text:style-name="P16"><text:span text:style-name="T22"/></text:p>
      <text:p text:style-name="P17"><text:span text:style-name="T29">n'y a-t-il pas forcément égalité a cause de l’inégalité d</text:span><text:span text:style-name="T33">es arrangement tell-que les </text:span><text:span text:style-name="T30">couleurs sont mal placer </text:span><text:span text:style-name="T33">et tout les arrangement possible .</text:span></text:p>
      <text:p text:style-name="P29"/>
      <text:p text:style-name="P29">Exemple :</text:p>
      <text:p text:style-name="P19"><text:span text:style-name="T22">K=</text:span><text:span text:style-name="T36">3</text:span><text:span text:style-name="T22">, <text:s/>N=</text:span><text:span text:style-name="T36">2</text:span></text:p>
      <text:p text:style-name="P29">couleurs choisies par joueur 1 [ 1 , 2 <text:s/>]</text:p>
      <text:p text:style-name="P19"><text:span text:style-name="T22">proposition de joueur 2 [ </text:span><text:span text:style-name="T35">2 </text:span><text:span text:style-name="T22">, </text:span><text:span text:style-name="T35">1 </text:span><text:span text:style-name="T22">]</text:span></text:p>
      <text:p text:style-name="P20"><text:span text:style-name="T22">repense de joueur 1 (</text:span><text:span text:style-name="T34">0</text:span><text:span text:style-name="T22">,</text:span><text:span text:style-name="T34">2</text:span><text:span text:style-name="T22">) </text:span></text:p>
      <text:p text:style-name="P20"><text:span text:style-name="T27">combinaisons secrètes compatibles avec une réponse </text:span><text:span text:style-name="T34">(0,2) </text:span><text:span text:style-name="T35">on a un seul cas c’ est </text:span><text:span text:style-name="T46">[2,1]</text:span></text:p>
      <text:p text:style-name="P30">on calcule la formule sur le même exemple :</text:p>
      <text:p text:style-name="P31"><draw:g text:anchor-type="paragraph" draw:z-index="22" draw:style-name="gr1"><draw:custom-shape draw:name="Forme2" draw:style-name="gr2" draw:text-style-name="P76" svg:width="0.331cm" svg:height="0.472cm" svg:x="5.561cm" svg:y="1.203cm"><text:p><text:s text:c="5"/>3-2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4.974cm" svg:y="0.591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5.561cm" svg:y="0.58cm"><text:p><text:s text:c="5"/>2-0-2</text:p><draw:enhanced-geometry svg:viewBox="0 0 21600 21600" draw:type="rectangle" draw:enhanced-path="M 0 0 L 21600 0 21600 21600 0 21600 0 0 Z N"/></draw:custom-shape></draw:g></draw:g><draw:g text:anchor-type="paragraph" draw:z-index="21" draw:style-name="gr1"><draw:custom-shape draw:name="Forme2" draw:style-name="gr2" draw:text-style-name="P76" svg:width="0.331cm" svg:height="0.472cm" svg:x="4.102cm" svg:y="1.173cm"><text:p><text:s text:c="4"/>2-0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3.515cm" svg:y="0.561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4.102cm" svg:y="0.55cm"><text:p>2</text:p><draw:enhanced-geometry svg:viewBox="0 0 21600 21600" draw:type="rectangle" draw:enhanced-path="M 0 0 L 21600 0 21600 21600 0 21600 0 0 Z N"/></draw:custom-shape></draw:g></draw:g><draw:g text:anchor-type="paragraph" draw:z-index="20" draw:style-name="gr1"><draw:custom-shape draw:name="Forme2" draw:style-name="gr2" draw:text-style-name="P76" svg:width="0.331cm" svg:height="0.472cm" svg:x="2.716cm" svg:y="1.11cm"><text:p><text:s text:c="3"/>2-0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2.129cm" svg:y="0.498cm"><text:p><text:span text:style-name="T72"><text:s/></text:span><text:span text:style-name="T72">C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2.716cm" svg:y="0.487cm"><text:p>2</text:p><draw:enhanced-geometry svg:viewBox="0 0 21600 21600" draw:type="rectangle" draw:enhanced-path="M 0 0 L 21600 0 21600 21600 0 21600 0 0 Z N"/></draw:custom-shape></draw:g></draw:g><draw:g text:anchor-type="paragraph" draw:z-index="19" draw:style-name="gr1"><draw:custom-shape draw:name="Forme2" draw:style-name="gr2" draw:text-style-name="P76" svg:width="0.331cm" svg:height="0.472cm" svg:x="1.589cm" svg:y="1.11cm"><text:p>2</text:p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1" draw:style-name="gr4" draw:text-style-name="P77" svg:width="0.588cm" svg:height="0.99cm" svg:x="1.002cm" svg:y="0.498cm"><text:p><text:span text:style-name="T72"><text:s/></text:span><text:span text:style-name="T72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5" draw:text-style-name="P76" svg:width="0.541cm" svg:height="0.495cm" svg:x="1.589cm" svg:y="0.487cm"><text:p>0</text:p><draw:enhanced-geometry svg:viewBox="0 0 21600 21600" draw:mirror-horizontal="false" draw:mirror-vertical="false" draw:type="rectangle" draw:enhanced-path="M 0 0 L 21600 0 21600 21600 0 21600 0 0 Z N"/></draw:custom-shape></draw:g></draw:g></text:p>
      <text:p text:style-name="P29"><draw:g text:anchor-type="paragraph" draw:z-index="23" draw:style-name="gr1"><draw:custom-shape draw:name="Forme2" draw:style-name="gr2" draw:text-style-name="P76" svg:width="0.331cm" svg:height="0.472cm" svg:x="7.794cm" svg:y="0.745cm"><text:p>2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77" svg:width="0.588cm" svg:height="0.99cm" svg:x="7.207cm" svg:y="0.133cm"><text:p><text:span text:style-name="T72"><text:s/></text:span><text:span text:style-name="T72">A</text:span></text:p><draw:enhanced-geometry svg:viewBox="0 0 21600 21600" draw:type="rectangle" draw:enhanced-path="M 0 0 L 21600 0 21600 21600 0 21600 0 0 Z N"/></draw:custom-shape><draw:custom-shape draw:name="Forme2" draw:style-name="gr5" draw:text-style-name="P76" svg:width="0.541cm" svg:height="0.495cm" svg:x="7.794cm" svg:y="0.122cm"><text:p>2</text:p><draw:enhanced-geometry svg:viewBox="0 0 21600 21600" draw:type="rectangle" draw:enhanced-path="M 0 0 L 21600 0 21600 21600 0 21600 0 0 Z N"/></draw:custom-shape></draw:g></draw:g><draw:custom-shape text:anchor-type="paragraph" draw:z-index="24" draw:name="Forme2" draw:style-name="gr14" draw:text-style-name="P80" svg:width="0.777cm" svg:height="0.729cm" svg:x="6.431cm" svg:y="0.249cm"><text:p><text:span text:style-name="T73"><text:s/></text:span><text:span text:style-name="T73">=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5" draw:name="Forme2" draw:style-name="gr14" draw:text-style-name="P80" svg:width="0.777cm" svg:height="0.729cm" svg:x="8.124cm" svg:y="0.312cm"><text:p><text:span text:style-name="T73"><text:s/></text:span><text:span text:style-name="T73">= 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5"/>
      <text:p text:style-name="P37"/>
      <text:p text:style-name="P26">les 2 cas sont <text:span text:style-name="T49">[2,1]</text:span><text:span text:style-name="T48"> </text:span>et <text:span text:style-name="T51">[</text:span><text:span text:style-name="T50">1</text:span><text:span text:style-name="T51">,</text:span><text:span text:style-name="T50">2</text:span><text:span text:style-name="T51">]</text:span><text:span text:style-name="T53"> </text:span><text:span text:style-name="T52">le premier cas a comme réponse (0,2) mais pas le deuxième .</text:span></text:p>
      <text:p text:style-name="P47"/>
      <text:p text:style-name="P32"/>
      <text:p text:style-name="P32"/>
      <text:p text:style-name="P32"/>
      <text:p text:style-name="P33"><text:soft-page-break/>Programmation dynamique :</text:p>
      <text:p text:style-name="P35">Q 13)</text:p>
      <text:p text:style-name="P35"/>
      <text:p text:style-name="P35"><draw:custom-shape text:anchor-type="paragraph" draw:z-index="28" draw:name="Forme1" draw:style-name="gr17" draw:text-style-name="P78" svg:width="16.017cm" svg:height="5.94cm" svg:x="-0.203cm" svg:y="0.321cm"><text:p/><draw:enhanced-geometry svg:viewBox="0 0 21600 21600" draw:type="rectangle" draw:enhanced-path="M 0 0 L 21600 0 21600 21600 0 21600 0 0 Z N"/></draw:custom-shape></text:p>
      <text:p text:style-name="P34">les conditions initiales :</text:p>
      <text:p text:style-name="P34"><draw:custom-shape text:anchor-type="paragraph" draw:z-index="26" draw:name="Forme4" draw:style-name="gr15" draw:text-style-name="P81" svg:width="0.966cm" svg:height="1.153cm" svg:x="2.009cm" svg:y="0.347cm"><text:p><text:span text:style-name="T74">{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7" draw:name="Forme5" draw:style-name="gr16" draw:text-style-name="P82" svg:width="1.714cm" svg:height="1.015cm" svg:x="0.337cm" svg:y="0.466cm"><text:p><text:span text:style-name="T75">c(k,0,b,m)=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4"><text:s text:c="26"/>1 si b=0 et m=0 </text:p>
      <text:p text:style-name="P34"><text:s text:c="26"/>0 si non </text:p>
      <text:p text:style-name="P34"/>
      <text:p text:style-name="P34">récurrence :</text:p>
      <text:p text:style-name="P34"/>
      <text:p text:style-name="P63">c(k,n,b,m)=</text:p>
      <text:p text:style-name="P63"><text:span text:style-name="T55"><text:s text:c="3"/>c</text:span>(k-1, n-1, b-1, m) <text:s text:c="21"/>// <text:span text:style-name="T56">bien placer a un seul cas possible </text:span></text:p>
      <text:p text:style-name="P63"><text:span text:style-name="T71">+ </text:span><text:span text:style-name="T55">c</text:span>(k-1, n-1, b, m-1) .(n-b) <text:s text:c="9"/>//<text:span text:style-name="T56">bien choisies mal placer ce élément a n-b cas possible <text:s/></text:span></text:p>
      <text:p text:style-name="P64"><text:span text:style-name="T71">+ <text:s/></text:span><text:span text:style-name="T55">c</text:span>(k-1, n-1, b, m)*(k-n) <text:s text:c="11"/>//<text:span text:style-name="T56">mal choisies <text:s/>ce élément a k-n cas possible </text:span></text:p>
      <text:p text:style-name="P64"/>
      <text:p text:style-name="P64"/>
      <text:p text:style-name="P51">Q 14)</text:p>
      <text:p text:style-name="P51"/>
      <text:p text:style-name="P51"><draw:custom-shape text:anchor-type="paragraph" draw:z-index="29" draw:name="Forme1" draw:style-name="gr18" draw:text-style-name="P78" svg:width="16.017cm" svg:height="10.693cm" svg:x="-0.203cm" svg:y="0.212cm"><text:p/><draw:enhanced-geometry svg:viewBox="0 0 21600 21600" draw:type="rectangle" draw:enhanced-path="M 0 0 L 21600 0 21600 21600 0 21600 0 0 Z N"/></draw:custom-shape></text:p>
      <text:p text:style-name="P51"><text:bookmark-start text:name="__DdeLink__465_60138840"/>pour b de <text:span text:style-name="T59">0</text:span> à <text:span text:style-name="T57">N</text:span> faire</text:p>
      <text:p text:style-name="P51"><text:s text:c="5"/>pour m de <text:span text:style-name="T59">0</text:span> à <text:span text:style-name="T57">N</text:span> faire</text:p>
      <text:p text:style-name="P51"><text:s text:c="12"/><text:span text:style-name="T60">c</text:span>[b,m] = 0</text:p>
      <text:p text:style-name="P51"/>
      <text:p text:style-name="P55"><text:span text:style-name="T60">c[</text:span>0,0]=1</text:p>
      <text:p text:style-name="P56">k=N-K</text:p>
      <text:p text:style-name="P51">pour <text:span text:style-name="T57">n</text:span> de 1 à <text:span text:style-name="T57">N</text:span> faire</text:p>
      <text:p text:style-name="P56"><text:s text:c="3"/>k<text:span text:style-name="T61">=k</text:span>+<text:span text:style-name="T61">1</text:span></text:p>
      <text:p text:style-name="P52"><text:s text:c="3"/><text:bookmark-start text:name="__DdeLink__467_60138840"/>pour b de <text:span text:style-name="T58">0 </text:span>à <text:span text:style-name="T57">N</text:span> faire</text:p>
      <text:p text:style-name="P52"><text:s text:c="5"/>pour m de <text:span text:style-name="T58">0</text:span> à <text:span text:style-name="T57">N</text:span> faire</text:p>
      <text:p text:style-name="P54"><text:s text:c="10"/>bien_placer<text:span text:style-name="T54">=0 </text:span></text:p>
      <text:p text:style-name="P54"><text:s text:c="10"/><text:span text:style-name="T58">si(b-1&gt;=0)</text:span></text:p>
      <text:p text:style-name="P54"><text:s text:c="14"/>bien_placer<text:span text:style-name="T58">=c[b-1,m]</text:span></text:p>
      <text:p text:style-name="P54"/>
      <text:p text:style-name="P54"><text:s text:c="10"/>mal_placer<text:span text:style-name="T59">=0</text:span></text:p>
      <text:p text:style-name="P54"><text:s text:c="10"/><text:span text:style-name="T59">si(m-1&gt;=0)</text:span></text:p>
      <text:p text:style-name="P54"><text:s text:c="14"/>mal_placer<text:span text:style-name="T59">=c[b,m-1]</text:span></text:p>
      <text:p text:style-name="P54"/>
      <text:p text:style-name="P54"><text:s text:c="10"/><text:span text:style-name="T60">c</text:span>[b,m]=bien_placer<text:span text:style-name="T58">+ </text:span>mal_placer<text:span text:style-name="T58"> *( n – b )+c[b,m]*(k-n)</text:span><text:bookmark-end text:name="__DdeLink__467_60138840"/></text:p>
      <text:p text:style-name="P53"/>
      <text:p text:style-name="P57"><text:span text:style-name="T60">résulta</text:span> = <text:span text:style-name="T60">c</text:span>[B,M]<text:bookmark-end text:name="__DdeLink__465_60138840"/></text:p>
      <text:p text:style-name="P56"/>
      <text:p text:style-name="P36">Q 15)</text:p>
      <text:p text:style-name="P36"/>
      <text:p text:style-name="P36"><draw:custom-shape text:anchor-type="paragraph" draw:z-index="30" draw:name="Forme1" draw:style-name="gr19" draw:text-style-name="P78" svg:width="16.017cm" svg:height="1.13cm" svg:x="-0.284cm" svg:y="0.203cm"><text:p/><draw:enhanced-geometry svg:viewBox="0 0 21600 21600" draw:type="rectangle" draw:enhanced-path="M 0 0 L 21600 0 21600 21600 0 21600 0 0 Z N"/></draw:custom-shape></text:p>
      <text:p text:style-name="P36"><text:s/>la valeur obtenue pour N = 4 , K = 6 , b = 1 et m = 2 est 72 </text:p>
      <text:p text:style-name="P36"/>
      <text:p text:style-name="P36"/>
      <text:p text:style-name="P70">Q16)</text:p>
      <text:p text:style-name="P36"><draw:custom-shape text:anchor-type="paragraph" draw:z-index="31" draw:name="Forme1" draw:style-name="gr19" draw:text-style-name="P78" svg:width="16.017cm" svg:height="1.13cm" svg:x="-0.284cm" svg:y="0.307cm"><text:p/><draw:enhanced-geometry svg:viewBox="0 0 21600 21600" draw:type="rectangle" draw:enhanced-path="M 0 0 L 21600 0 21600 21600 0 21600 0 0 Z N"/></draw:custom-shape></text:p>
      <text:p text:style-name="P69"><text:span text:style-name="T69">la complexité au pire cas de cet algorithme </text:span><text:span text:style-name="T70">est <text:s/>O(N</text:span><text:span text:style-name="T66">3</text:span><text:span text:style-name="T6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9:02:29.583045701</meta:creation-date>
    <meta:editing-duration>PT4H52M14S</meta:editing-duration>
    <meta:editing-cycles>11</meta:editing-cycles>
    <meta:generator>LibreOffice/5.1.6.2$Linux_X86_64 LibreOffice_project/10m0$Build-2</meta:generator>
    <dc:date>2019-01-07T00:30:57.701115094</dc:date>
    <meta:document-statistic meta:table-count="0" meta:image-count="0" meta:object-count="0" meta:page-count="3" meta:paragraph-count="73" meta:word-count="631" meta:character-count="3557" meta:non-whitespace-character-count="2671"/>
  </office:meta>
</office:document-meta>
</file>